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353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353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353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353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353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353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353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353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353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353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353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353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353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353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353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353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353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ranyelys Alejandra Alcalá Marí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558198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ivia Francisca Fernàndez de Chacò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5772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1.3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0" meta:non-whitespace-character-count="1011"/>
    <meta:template xlink:type="simple" xlink:actuate="onRequest" xlink:title="Normal" xlink:href=""/>
  </office:meta>
</office:document-meta>
</file>